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06b07d" officeooo:paragraph-rsid="0006b07d" style:font-weight-asian="bold" style:font-weight-complex="bold"/>
    </style:style>
    <style:style style:name="P2" style:family="paragraph" style:parent-style-name="Text_20_body">
      <style:paragraph-properties fo:text-align="center" style:justify-single-word="false"/>
      <style:text-properties fo:font-weight="bold" officeooo:rsid="0006b07d" officeooo:paragraph-rsid="0006b07d" style:font-weight-asian="bold" style:font-weight-complex="bold"/>
    </style:style>
    <style:style style:name="P3" style:family="paragraph" style:parent-style-name="Text_20_body">
      <style:paragraph-properties fo:text-align="center" style:justify-single-word="false"/>
      <style:text-properties fo:font-weight="bold" officeooo:rsid="0009df72" officeooo:paragraph-rsid="0009df7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sachusetts Institute of Technology License</text:p>
      <text:p text:style-name="P1">MIT License</text:p>
      <text:p text:style-name="P3">MIT-1.0</text:p>
      <text:p text:style-name="Text_20_body"/>
      <text:p text:style-name="Text_20_body">Copyright &lt;YEAR&gt; &lt;COPYRIGHT HOLDER&gt;</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8:30:37.938995543</meta:creation-date>
    <dc:date>2018-07-03T20:46:30.495691136</dc:date>
    <meta:editing-duration>PT9M23S</meta:editing-duration>
    <meta:editing-cycles>3</meta:editing-cycles>
    <meta:generator>LibreOffice/5.2.7.2$Linux_X86_64 LibreOffice_project/20m0$Build-2</meta:generator>
    <meta:document-statistic meta:table-count="0" meta:image-count="0" meta:object-count="0" meta:page-count="1" meta:paragraph-count="7" meta:word-count="174" meta:character-count="1116" meta:non-whitespace-character-count="949"/>
    <meta:user-defined meta:name="name">Massachusetts Institute of Technology License</meta:user-defined>
    <meta:user-defined meta:name="short_id">MIT-1.0</meta:user-defined>
    <meta:user-defined meta:name="short_name">MIT License</meta:user-defined>
    <meta:user-defined meta:name="version">1.0</meta:user-defined>
  </office:meta>
</office:document-meta>
</file>